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8e09e" officeooo:paragraph-rsid="0008e09e"/>
    </style:style>
    <style:style style:name="P2" style:family="paragraph" style:parent-style-name="Standard">
      <style:text-properties officeooo:rsid="00097364" officeooo:paragraph-rsid="00097364"/>
    </style:style>
    <style:style style:name="P3" style:family="paragraph" style:parent-style-name="Standard">
      <style:text-properties officeooo:rsid="00098296" officeooo:paragraph-rsid="00098296"/>
    </style:style>
    <style:style style:name="P4" style:family="paragraph" style:parent-style-name="Standard">
      <style:text-properties officeooo:rsid="000b6b74" officeooo:paragraph-rsid="000b6b74"/>
    </style:style>
    <style:style style:name="P5" style:family="paragraph" style:parent-style-name="Standard">
      <style:text-properties officeooo:rsid="000dbadf" officeooo:paragraph-rsid="000dbadf"/>
    </style:style>
    <style:style style:name="P6" style:family="paragraph" style:parent-style-name="Standard">
      <style:text-properties officeooo:rsid="000e585f" officeooo:paragraph-rsid="000e585f"/>
    </style:style>
    <style:style style:name="P7" style:family="paragraph" style:parent-style-name="Standard">
      <style:text-properties officeooo:rsid="0011e15f" officeooo:paragraph-rsid="0011e15f"/>
    </style:style>
    <style:style style:name="P8" style:family="paragraph" style:parent-style-name="Standard">
      <style:text-properties officeooo:rsid="00120bd9" officeooo:paragraph-rsid="00120bd9"/>
    </style:style>
    <style:style style:name="P9" style:family="paragraph" style:parent-style-name="Standard">
      <style:text-properties officeooo:rsid="0013dc61" officeooo:paragraph-rsid="0013dc61"/>
    </style:style>
    <style:style style:name="P10" style:family="paragraph" style:parent-style-name="Standard">
      <style:text-properties officeooo:rsid="0014e3ee" officeooo:paragraph-rsid="0014e3ee"/>
    </style:style>
    <style:style style:name="P11" style:family="paragraph" style:parent-style-name="Standard">
      <style:text-properties officeooo:rsid="001575e2" officeooo:paragraph-rsid="001575e2"/>
    </style:style>
    <style:style style:name="P12" style:family="paragraph" style:parent-style-name="Standard">
      <style:text-properties officeooo:rsid="0016f35b" officeooo:paragraph-rsid="0016f35b"/>
    </style:style>
    <style:style style:name="P13" style:family="paragraph" style:parent-style-name="Standard">
      <style:text-properties officeooo:rsid="0018cce0" officeooo:paragraph-rsid="0018cce0"/>
    </style:style>
    <style:style style:name="P14" style:family="paragraph" style:parent-style-name="Standard">
      <style:text-properties officeooo:rsid="001e0ea9" officeooo:paragraph-rsid="001e0ea9"/>
    </style:style>
    <style:style style:name="P15" style:family="paragraph" style:parent-style-name="Standard">
      <style:text-properties officeooo:rsid="001f25f5" officeooo:paragraph-rsid="001f25f5"/>
    </style:style>
    <style:style style:name="P16" style:family="paragraph" style:parent-style-name="Standard">
      <style:text-properties officeooo:rsid="0021c141" officeooo:paragraph-rsid="0021c141"/>
    </style:style>
    <style:style style:name="P17" style:family="paragraph" style:parent-style-name="Standard">
      <style:text-properties officeooo:rsid="0022591f" officeooo:paragraph-rsid="0022591f"/>
    </style:style>
    <style:style style:name="P18" style:family="paragraph" style:parent-style-name="Standard">
      <style:text-properties officeooo:rsid="00235aaa" officeooo:paragraph-rsid="00235aaa"/>
    </style:style>
    <style:style style:name="P19" style:family="paragraph" style:parent-style-name="Standard">
      <style:text-properties officeooo:rsid="002812e9" officeooo:paragraph-rsid="002812e9"/>
    </style:style>
    <style:style style:name="P20" style:family="paragraph" style:parent-style-name="Standard">
      <style:text-properties officeooo:rsid="0028e914" officeooo:paragraph-rsid="0028e914"/>
    </style:style>
    <style:style style:name="P21" style:family="paragraph" style:parent-style-name="Standard">
      <style:text-properties officeooo:rsid="0029c205" officeooo:paragraph-rsid="0029c205"/>
    </style:style>
    <style:style style:name="P22" style:family="paragraph" style:parent-style-name="Standard">
      <style:text-properties officeooo:rsid="002a7ce8" officeooo:paragraph-rsid="002a7ce8"/>
    </style:style>
    <style:style style:name="P23" style:family="paragraph" style:parent-style-name="Standard">
      <style:text-properties officeooo:rsid="002c7713" officeooo:paragraph-rsid="002c7713"/>
    </style:style>
    <style:style style:name="P24" style:family="paragraph" style:parent-style-name="Standard">
      <style:text-properties officeooo:rsid="002db20b" officeooo:paragraph-rsid="002db20b"/>
    </style:style>
    <style:style style:name="P25" style:family="paragraph" style:parent-style-name="Standard">
      <style:text-properties officeooo:rsid="002f95b7" officeooo:paragraph-rsid="002f95b7"/>
    </style:style>
    <style:style style:name="P26" style:family="paragraph" style:parent-style-name="Standard">
      <style:text-properties officeooo:rsid="003137fb" officeooo:paragraph-rsid="003137fb"/>
    </style:style>
    <style:style style:name="P27" style:family="paragraph" style:parent-style-name="Standard">
      <style:text-properties officeooo:rsid="00334012" officeooo:paragraph-rsid="00334012"/>
    </style:style>
    <style:style style:name="P28" style:family="paragraph" style:parent-style-name="Standard">
      <style:text-properties officeooo:rsid="00347603" officeooo:paragraph-rsid="00347603"/>
    </style:style>
    <style:style style:name="P29" style:family="paragraph" style:parent-style-name="Standard">
      <style:text-properties officeooo:rsid="0034ce5a" officeooo:paragraph-rsid="0034ce5a"/>
    </style:style>
    <style:style style:name="P30" style:family="paragraph" style:parent-style-name="Standard">
      <style:text-properties officeooo:rsid="00381d77" officeooo:paragraph-rsid="00381d77"/>
    </style:style>
    <style:style style:name="P31" style:family="paragraph" style:parent-style-name="Standard">
      <style:text-properties officeooo:rsid="0039c3a2" officeooo:paragraph-rsid="0039c3a2"/>
    </style:style>
    <style:style style:name="P32" style:family="paragraph" style:parent-style-name="Standard">
      <style:text-properties officeooo:rsid="003af3c3" officeooo:paragraph-rsid="003af3c3"/>
    </style:style>
    <style:style style:name="P33" style:family="paragraph" style:parent-style-name="Standard">
      <style:text-properties officeooo:rsid="003b8d8e" officeooo:paragraph-rsid="003b8d8e"/>
    </style:style>
    <style:style style:name="P34" style:family="paragraph" style:parent-style-name="Standard">
      <style:text-properties officeooo:rsid="003c4f58" officeooo:paragraph-rsid="003c4f58"/>
    </style:style>
    <style:style style:name="P35" style:family="paragraph" style:parent-style-name="Standard">
      <style:text-properties officeooo:rsid="003dba86" officeooo:paragraph-rsid="003dba86"/>
    </style:style>
    <style:style style:name="P36" style:family="paragraph" style:parent-style-name="Standard">
      <style:text-properties officeooo:rsid="0040d1f7" officeooo:paragraph-rsid="0040d1f7"/>
    </style:style>
    <style:style style:name="P37" style:family="paragraph" style:parent-style-name="Standard">
      <style:text-properties officeooo:rsid="0042a1e1" officeooo:paragraph-rsid="0042a1e1"/>
    </style:style>
    <style:style style:name="P38" style:family="paragraph" style:parent-style-name="Standard">
      <style:text-properties officeooo:rsid="00471b6a" officeooo:paragraph-rsid="00471b6a"/>
    </style:style>
    <style:style style:name="P39" style:family="paragraph" style:parent-style-name="Standard">
      <style:text-properties officeooo:rsid="004914e5" officeooo:paragraph-rsid="004914e5"/>
    </style:style>
    <style:style style:name="P40" style:family="paragraph" style:parent-style-name="Standard">
      <style:text-properties officeooo:rsid="004c0996" officeooo:paragraph-rsid="004c0996"/>
    </style:style>
    <style:style style:name="P41" style:family="paragraph" style:parent-style-name="Standard">
      <style:text-properties officeooo:rsid="004c4ae9" officeooo:paragraph-rsid="004c4ae9"/>
    </style:style>
    <style:style style:name="P42" style:family="paragraph" style:parent-style-name="Standard">
      <style:text-properties officeooo:rsid="004d37db" officeooo:paragraph-rsid="004d37db"/>
    </style:style>
    <style:style style:name="P43" style:family="paragraph" style:parent-style-name="Standard">
      <style:text-properties officeooo:rsid="004f4268" officeooo:paragraph-rsid="004f4268"/>
    </style:style>
    <style:style style:name="P44" style:family="paragraph" style:parent-style-name="Standard">
      <style:text-properties officeooo:rsid="0052ef28" officeooo:paragraph-rsid="0052ef28"/>
    </style:style>
    <style:style style:name="P45" style:family="paragraph" style:parent-style-name="Standard">
      <style:text-properties officeooo:rsid="0053a590" officeooo:paragraph-rsid="0053a590"/>
    </style:style>
    <style:style style:name="P46" style:family="paragraph" style:parent-style-name="Standard">
      <style:text-properties officeooo:rsid="0054ddbe" officeooo:paragraph-rsid="0054ddbe"/>
    </style:style>
    <style:style style:name="P47" style:family="paragraph" style:parent-style-name="Standard">
      <style:text-properties officeooo:rsid="0055f271" officeooo:paragraph-rsid="0055f271"/>
    </style:style>
    <style:style style:name="P48" style:family="paragraph" style:parent-style-name="Standard">
      <style:text-properties officeooo:rsid="00588878" officeooo:paragraph-rsid="00588878"/>
    </style:style>
    <style:style style:name="P49" style:family="paragraph" style:parent-style-name="Standard">
      <style:text-properties officeooo:rsid="0059da84" officeooo:paragraph-rsid="0059da84"/>
    </style:style>
    <style:style style:name="P50" style:family="paragraph" style:parent-style-name="Standard">
      <style:text-properties officeooo:rsid="005b8bf9" officeooo:paragraph-rsid="005b8bf9"/>
    </style:style>
    <style:style style:name="P51" style:family="paragraph" style:parent-style-name="Standard">
      <style:text-properties officeooo:rsid="005ba509" officeooo:paragraph-rsid="005ba509"/>
    </style:style>
    <style:style style:name="P52" style:family="paragraph" style:parent-style-name="Standard">
      <style:text-properties officeooo:rsid="005bab0c" officeooo:paragraph-rsid="005bab0c"/>
    </style:style>
    <style:style style:name="P53" style:family="paragraph" style:parent-style-name="Standard">
      <style:text-properties officeooo:rsid="005ecd80" officeooo:paragraph-rsid="005ecd80"/>
    </style:style>
    <style:style style:name="P54" style:family="paragraph" style:parent-style-name="Standard">
      <style:text-properties officeooo:rsid="0060722b" officeooo:paragraph-rsid="0060722b"/>
    </style:style>
    <style:style style:name="P55" style:family="paragraph" style:parent-style-name="Standard">
      <style:text-properties officeooo:rsid="00626375" officeooo:paragraph-rsid="00626375"/>
    </style:style>
    <style:style style:name="P56" style:family="paragraph" style:parent-style-name="Standard">
      <style:text-properties officeooo:rsid="0062e678" officeooo:paragraph-rsid="0062e678"/>
    </style:style>
    <style:style style:name="P57" style:family="paragraph" style:parent-style-name="Standard">
      <style:text-properties officeooo:rsid="0064cbe6" officeooo:paragraph-rsid="0064cbe6"/>
    </style:style>
    <style:style style:name="P58" style:family="paragraph" style:parent-style-name="Standard">
      <style:text-properties officeooo:rsid="006719c8" officeooo:paragraph-rsid="006719c8"/>
    </style:style>
    <style:style style:name="P59" style:family="paragraph" style:parent-style-name="Standard">
      <style:text-properties officeooo:rsid="00675d19" officeooo:paragraph-rsid="00675d19"/>
    </style:style>
    <style:style style:name="P60" style:family="paragraph" style:parent-style-name="Standard">
      <style:text-properties officeooo:rsid="0068bce7" officeooo:paragraph-rsid="0068bce7"/>
    </style:style>
    <style:style style:name="P61" style:family="paragraph" style:parent-style-name="Standard">
      <style:text-properties officeooo:rsid="00695f4d" officeooo:paragraph-rsid="00695f4d"/>
    </style:style>
    <style:style style:name="P62" style:family="paragraph" style:parent-style-name="Standard">
      <style:text-properties officeooo:rsid="006c8e06" officeooo:paragraph-rsid="006c8e06"/>
    </style:style>
    <style:style style:name="P63" style:family="paragraph" style:parent-style-name="Standard">
      <style:text-properties officeooo:rsid="006f8eb6" officeooo:paragraph-rsid="006f8eb6"/>
    </style:style>
    <style:style style:name="P64" style:family="paragraph" style:parent-style-name="Standard">
      <style:text-properties officeooo:rsid="0073098b" officeooo:paragraph-rsid="0073098b"/>
    </style:style>
    <style:style style:name="P65" style:family="paragraph" style:parent-style-name="Standard">
      <style:text-properties officeooo:rsid="00745873" officeooo:paragraph-rsid="00745873"/>
    </style:style>
    <style:style style:name="P66" style:family="paragraph" style:parent-style-name="Standard">
      <style:text-properties officeooo:rsid="007542c4" officeooo:paragraph-rsid="007542c4"/>
    </style:style>
    <style:style style:name="P67" style:family="paragraph" style:parent-style-name="Standard">
      <style:text-properties officeooo:rsid="007847a9" officeooo:paragraph-rsid="007847a9"/>
    </style:style>
    <style:style style:name="P68" style:family="paragraph" style:parent-style-name="Standard">
      <style:text-properties officeooo:rsid="0079b376" officeooo:paragraph-rsid="0079b376"/>
    </style:style>
    <style:style style:name="T1" style:family="text">
      <style:text-properties officeooo:rsid="000c77fe"/>
    </style:style>
    <style:style style:name="T2" style:family="text">
      <style:text-properties officeooo:rsid="00101c41"/>
    </style:style>
    <style:style style:name="T3" style:family="text">
      <style:text-properties officeooo:rsid="0013a72b"/>
    </style:style>
    <style:style style:name="T4" style:family="text">
      <style:text-properties officeooo:rsid="0013dc61"/>
    </style:style>
    <style:style style:name="T5" style:family="text">
      <style:text-properties officeooo:rsid="0018cce0"/>
    </style:style>
    <style:style style:name="T6" style:family="text">
      <style:text-properties officeooo:rsid="0018e140"/>
    </style:style>
    <style:style style:name="T7" style:family="text">
      <style:text-properties officeooo:rsid="001ec9b1"/>
    </style:style>
    <style:style style:name="T8" style:family="text">
      <style:text-properties officeooo:rsid="0024dca9"/>
    </style:style>
    <style:style style:name="T9" style:family="text">
      <style:text-properties officeooo:rsid="002a7ce8"/>
    </style:style>
    <style:style style:name="T10" style:family="text">
      <style:text-properties officeooo:rsid="002db20b"/>
    </style:style>
    <style:style style:name="T11" style:family="text">
      <style:text-properties officeooo:rsid="00301e85"/>
    </style:style>
    <style:style style:name="T12" style:family="text">
      <style:text-properties officeooo:rsid="003140db"/>
    </style:style>
    <style:style style:name="T13" style:family="text">
      <style:text-properties officeooo:rsid="003650d3"/>
    </style:style>
    <style:style style:name="T14" style:family="text">
      <style:text-properties officeooo:rsid="003f1428"/>
    </style:style>
    <style:style style:name="T15" style:family="text">
      <style:text-properties officeooo:rsid="0041f833"/>
    </style:style>
    <style:style style:name="T16" style:family="text">
      <style:text-properties officeooo:rsid="00446bc3"/>
    </style:style>
    <style:style style:name="T17" style:family="text">
      <style:text-properties officeooo:rsid="0045ec06"/>
    </style:style>
    <style:style style:name="T18" style:family="text">
      <style:text-properties officeooo:rsid="00475c68"/>
    </style:style>
    <style:style style:name="T19" style:family="text">
      <style:text-properties officeooo:rsid="004af6fc"/>
    </style:style>
    <style:style style:name="T20" style:family="text">
      <style:text-properties officeooo:rsid="004eec66"/>
    </style:style>
    <style:style style:name="T21" style:family="text">
      <style:text-properties officeooo:rsid="00511d10"/>
    </style:style>
    <style:style style:name="T22" style:family="text">
      <style:text-properties officeooo:rsid="0054ddbe"/>
    </style:style>
    <style:style style:name="T23" style:family="text">
      <style:text-properties officeooo:rsid="0056ee21"/>
    </style:style>
    <style:style style:name="T24" style:family="text">
      <style:text-properties officeooo:rsid="00596c07"/>
    </style:style>
    <style:style style:name="T25" style:family="text">
      <style:text-properties officeooo:rsid="005d8782"/>
    </style:style>
    <style:style style:name="T26" style:family="text">
      <style:text-properties officeooo:rsid="0065ade5"/>
    </style:style>
    <style:style style:name="T27" style:family="text">
      <style:text-properties officeooo:rsid="0065610b"/>
    </style:style>
    <style:style style:name="T28" style:family="text">
      <style:text-properties officeooo:rsid="00660219"/>
    </style:style>
    <style:style style:name="T29" style:family="text">
      <style:text-properties officeooo:rsid="00681474"/>
    </style:style>
    <style:style style:name="T30" style:family="text">
      <style:text-properties officeooo:rsid="006af4a0"/>
    </style:style>
    <style:style style:name="T31" style:family="text">
      <style:text-properties officeooo:rsid="006e701f"/>
    </style:style>
    <style:style style:name="T32" style:family="text">
      <style:text-properties officeooo:rsid="00701e30"/>
    </style:style>
    <style:style style:name="T33" style:family="text">
      <style:text-properties officeooo:rsid="007681fd"/>
    </style:style>
    <style:style style:name="T34" style:family="text">
      <style:text-properties officeooo:rsid="00782160"/>
    </style:style>
    <style:style style:name="T35" style:family="text">
      <style:text-properties officeooo:rsid="007be8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od donation certificate, blood donation certificate </text:p>
      <text:p text:style-name="P2">Synopsys Company, <text:s/>Mentor Graphics Company, Synopsys Company, Mentor Graphics Company.</text:p>
      <text:p text:style-name="P3">Dawn, morning, noon, afternoon, dusk, evening, night. </text:p>
      <text:p text:style-name="P4">Dawn, morning, noon, <text:span text:style-name="T1">afternoon, dusk, evening, night.</text:span></text:p>
      <text:p text:style-name="P5">In China, people burn joss paper to deceased relatives in Qingming festival and hungry ghost festival. </text:p>
      <text:p text:style-name="P5">In China, people burn joss paper to deceased relatives in Qingming festival and hungry ghost festival. </text:p>
      <text:p text:style-name="P6">Hysteresis voltage comparator, hysteresis voltage comparator. <text:span text:style-name="T2">Hysteresis voltage comparator.</text:span></text:p>
      <text:p text:style-name="P7">This is a pan. This is a pot. This is a pan. This is a pot.</text:p>
      <text:p text:style-name="P8">We regret that a US law banning Tiktok will take effect next week and <text:span text:style-name="T3">force us to </text:span>make our service<text:span text:style-name="T4">s</text:span> <text:span text:style-name="T4">temporarily</text:span> unavailable. </text:p>
      <text:p text:style-name="P9">We regret that a US law banning Tiktok will take effect next week and force us to make our services temporarily unavailable. </text:p>
      <text:p text:style-name="P10">Different types of wrenches and spanners, different types of wrenches and spanners.</text:p>
      <text:p text:style-name="P11">Nut and bolt, nut and bolt. Nut and bolt.</text:p>
      <text:p text:style-name="P12">Hairtail, hairtail, large head hailtail.</text:p>
      <text:p text:style-name="P12">US navy, Ground Force (Army), Air Force. <text:s/><text:span text:style-name="T5">Military parade, </text:span></text:p>
      <text:p text:style-name="P12">US nay, Ground Force (Army), Air Force. <text:span text:style-name="T5">Military parade. </text:span></text:p>
      <text:p text:style-name="P13">Donald Trump’s military parade, time, location, <text:span text:style-name="T6">route and ticket. </text:span></text:p>
      <text:p text:style-name="P14">Affirmation, daily affirmation, <text:span text:style-name="T7">positive affirmation to inspire you to work hard. 20 daily affirmation. </text:span></text:p>
      <text:p text:style-name="P15">Lifebelt, lifebelt delivery using drones. Lifebelt delivery using drones.</text:p>
      <text:p text:style-name="P16">Counterfeit drugs, counterfeit medicine, <text:s/>counterfeit drugs, counterfeit medicine. </text:p>
      <text:p text:style-name="P16">Manufacturing date, production date. Shipping date, ship date. Delivery date, shelf life, expiration date. Safely extending shelf-life. The production date is later than shipping date. </text:p>
      <text:p text:style-name="P17">The countdown to rocket launch will begin at 9 am tomorrow morning. </text:p>
      <text:p text:style-name="P18">Lithium battery and solid state battery, <text:span text:style-name="T8">what the difference? </text:span></text:p>
      <text:p text:style-name="P19">Anode, cathode, anode, cathode, anode cathode. </text:p>
      <text:p text:style-name="P20">It isn’t wise to tell the Iranian nation to surrender. It isn’t wise to tell the Iranian nation to surrender. </text:p>
      <text:p text:style-name="P21">Always, usually, frequently, often, sometimes, occasionally, seldom, <text:span text:style-name="T9">rarely, </text:span>never.</text:p>
      <text:p text:style-name="P21">Always, usually, frequently, often, sometimes, occasionally, seldom, <text:span text:style-name="T9">rarely, </text:span>never. </text:p>
      <text:p text:style-name="P22">I see him occasionally in town. I see him occasionally in town. </text:p>
      <text:p text:style-name="P23">Takeoff and landing, vertical takeoff. <text:span text:style-name="T10">Night takeoff and landing are not allowed at this airport. </text:span></text:p>
      <text:p text:style-name="P24">Night takeoff and landing are not allowed at this airport.</text:p>
      <text:p text:style-name="P25">SOS, Save Our Ship. Save Our Soul. <text:span text:style-name="T11">Morse Code, three dots, three dashes, three dots. </text:span></text:p>
      <text:p text:style-name="P26">Maggot, do flies come from maggots? Do flies come from maggots? <text:s/><text:span text:style-name="T12">Where do maggots come from and how to get rid of them? </text:span></text:p>
      <text:p text:style-name="P27">Hand gestures, hand gestures, thumb up, thumb down. </text:p>
      <text:p text:style-name="P28">USB cable, Data Plus, Data Minus. USB Cable, DP equals to Data Plus, DM equals to Data Minus.</text:p>
      <text:p text:style-name="P29"><text:span text:style-name="T13">Ancient </text:span>Maya Civilization, <text:span text:style-name="T13">Ancient </text:span>Maya Civilization. Maya Prediction, Maya Prediction. <text:s/><text:span text:style-name="T13">Maya predicted the end of the world on December 21, 2012.</text:span></text:p>
      <text:p text:style-name="P30">Turkey’s disaster agency reported that four earthquakes struck Istanbul within 45 minutes, with the strongest reaching a magnitude of 7.7.</text:p>
      <text:p text:style-name="P31">Turkey’s disaster agency reported that four earthquakes struck Istanbul within 45 minutes, with the strongest reaching a magnitude of 7.7.</text:p>
      <text:p text:style-name="P32">Life in USA, Salary 5000 dollars per month, Rent, income tax, grocery bill, gasoline bill, car insurance, electricity bill, water bill, phone bill, eating out, shopping, money left, 61 dollars.</text:p>
      <text:p text:style-name="P33">CNC, Computer Numerical Control Precision Machining Tool. <text:s/></text:p>
      <text:p text:style-name="P34">Computer Numerical Control Precision Machining Tool. </text:p>
      <text:p text:style-name="P35">Lift in UK, elevator in US, escalator, escalator. Escalator. <text:span text:style-name="T14">There’s no elevator to success, you have to take stairs. </text:span></text:p>
      <text:p text:style-name="P36"><text:soft-page-break/>Napkin, tissue, toilet paper, wet wipes, napkin, tissue, toilet paper, wet wipes. </text:p>
      <text:p text:style-name="P36">My ex-wife, my ex-husband. Get divorced. <text:span text:style-name="T15">My ex-wife, my ex-husband. Get divorced.</text:span></text:p>
      <text:p text:style-name="P37">Bladder, human organ, male urinary system kidneys with bladders. Bladder infection system and early detection. <text:span text:style-name="T16">Bladder, human organ, male urinary system kidneys with bladders. </text:span><text:span text:style-name="T17">Bladder infection system and early detection. </text:span></text:p>
      <text:p text:style-name="P38">Punctuation marks, his letter was completely without punctuation marks. <text:s/><text:span text:style-name="T18">You will notice that no punctuation marks is used. </text:span></text:p>
      <text:p text:style-name="P39">Selfless is the opposition of selfish. <text:s/><text:span text:style-name="T19">The reward for selflessness. </text:span></text:p>
      <text:p text:style-name="P40">If you are poor, you should never vote for a party representing poor people, because its first priority is to keep you poor, and make more people poor, otherwise it will lose its power base. </text:p>
      <text:p text:style-name="P41">If you are poor, you should never vote for a party representing poor people, because its first priority is to keep you poor and make more people poor, otherwise it will lose its power base. </text:p>
      <text:p text:style-name="P42">Voiceprint, voiceprint recognition software, voiceprint authentication algorithm. <text:s/><text:span text:style-name="T20">Facebook enables two factor authentications. </text:span></text:p>
      <text:p text:style-name="P43">How to stay positive when scolding your children? <text:span text:style-name="T21">Her mother scolded her for breaking her favorite vase. </text:span></text:p>
      <text:p text:style-name="P44">Shoot down, shoot down, fake news. New details emerge on Iran shooting down Two Israel F35 fighter jet. </text:p>
      <text:p text:style-name="P45">Room temperature? Is this room temperature? </text:p>
      <text:p text:style-name="P45">After many year of infertility, you can still get pregnant naturally. <text:s/><text:span text:style-name="T22">Infertility in young people. </text:span></text:p>
      <text:p text:style-name="P46">After night years of infertility, we decided to adopt from foster care. </text:p>
      <text:p text:style-name="P47">Total fertility rate. Total Fertility Rate. <text:s/><text:span text:style-name="T23">The Mortality Rate. The Mortality Rate. </text:span></text:p>
      <text:p text:style-name="P48">A repetitive job, A repetitive job. <text:s/><text:span text:style-name="T24">A repetitive behavior. A repetitive behavior. </text:span></text:p>
      <text:p text:style-name="P49">Potato, sweet potato, Taro, potato, Sweet potato, taro.</text:p>
      <text:p text:style-name="P50">Do not step on the manhole cover. It was the US captain who throw out the manhole cover and hit the car. </text:p>
      <text:p text:style-name="P51">Safe and Sound in 2025. Safe and Sound in 2025. </text:p>
      <text:p text:style-name="P52">Windows Dictation, speech to Text. I’ll ask my assistant to take dictation. <text:s/><text:span text:style-name="T25">I’ll ask my assistant to take dictation. </text:span></text:p>
      <text:p text:style-name="P53">Windows dictation, speech to text. I will ask my assistant to take dictation. </text:p>
      <text:p text:style-name="P54">What’s the moral bottom line? Where is the moral bottom line? </text:p>
      <text:p text:style-name="P55">Incredible giant cactus in Mexico desert. Incredible giant cactus in Mexico desert. </text:p>
      <text:p text:style-name="P56">Chives, chives, Chinese scrambled eggs with chives. Chinese scrambled eggs with chives. </text:p>
      <text:p text:style-name="P57">Remove duplicated line<text:span text:style-name="T26">s</text:span> in Excel. <text:s/><text:span text:style-name="T27">The duplication of names cause confusion in class. </text:span><text:span text:style-name="T26">Remove duplicated lines in Excel. <text:s/></text:span><text:span text:style-name="T28">The duplication of names cause confusion in class. </text:span></text:p>
      <text:p text:style-name="P58">Animals can feel deep pain when they lost freedom and forget hunger. Animal can feel deep pain when they lost freedom and forget hunger. </text:p>
      <text:p text:style-name="P59">The young men refuse to lie flat. Chinese lie flat movement. <text:span text:style-name="T29">The young men refuse to lie flat. Chinese lie flat movement. </text:span></text:p>
      <text:p text:style-name="P60">When you are happy, you enjoy the music; but when you are sad, you understand the lyrics. </text:p>
      <text:p text:style-name="P61">The company didn’t prosecute because of her age. <text:span text:style-name="T30">Shoplifters will be prosecuted. He was prosecuted for fraud. The company didn’t prosecute because of her age. </text:span></text:p>
      <text:p text:style-name="P62">Supernatural phenomenon. Paranormal phenomenon. <text:s/><text:span text:style-name="T31">10 paranormal phenomenons proven to be real. </text:span></text:p>
      <text:p text:style-name="P63">Don’t boast, <text:span text:style-name="T32">don’t brag, </text:span>don’t talk big. Parents enjoy boasting their children achievement. </text:p>
      <text:p text:style-name="P64">Microsoft OSK, on screen keyboard. </text:p>
      <text:p text:style-name="P65">Lotus Car, Lotus Brand. <text:s/>Lotus Flower. </text:p>
      <text:p text:style-name="P66">Escalator, escalator. <text:span text:style-name="T33">We don’t want to escalate the war. <text:s/></text:span><text:span text:style-name="T34">His financial problem escalated after he became unemployed. </text:span></text:p>
      <text:p text:style-name="P67">I was inside for 9 months, how dare do you take me out without asking my permissions? </text:p>
      <text:p text:style-name="P68">You got a second? Give me a hand. Do me a favor. I’m all ears. <text:s/><text:span text:style-name="T35">Get</text:span> a taxi. <text:s/>Hail a cab. </text:p>
      <text:p text:style-name="P68"/>
      <text:p text:style-name="P68"><text:soft-page-break/></text:p>
      <text:p text:style-name="P68"/>
      <text:p text:style-name="P66"/>
      <text:p text:style-name="P66"/>
      <text:p text:style-name="P63"/>
      <text:p text:style-name="P63"/>
      <text:p text:style-name="P63"/>
      <text:p text:style-name="P62"/>
      <text:p text:style-name="P42"/>
      <text:p text:style-name="P38"/>
      <text:p text:style-name="P3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9"/>
      <text:p text:style-name="P21"/>
      <text:p text:style-name="P18"/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5:57:06.962256618</meta:creation-date>
    <dc:date>2025-07-18T19:28:14.161341589</dc:date>
    <meta:editing-duration>PT1H15M52S</meta:editing-duration>
    <meta:editing-cycles>101</meta:editing-cycles>
    <meta:generator>LibreOffice/24.8.7.2$Linux_X86_64 LibreOffice_project/480$Build-2</meta:generator>
    <meta:document-statistic meta:table-count="0" meta:image-count="0" meta:object-count="0" meta:page-count="3" meta:paragraph-count="75" meta:word-count="1096" meta:character-count="7066" meta:non-whitespace-character-count="5967"/>
  </office:meta>
</office:document-meta>
</file>